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3dd" officeooo:paragraph-rsid="000e6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dores aritméticos en JavaScrip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8-22T19:32:02.730631181</meta:creation-date>
    <dc:date>2020-08-22T19:44:33.047612209</dc:date>
    <dc:creator>codefuncode </dc:creator>
    <meta:editing-duration>PT2M30S</meta:editing-duration>
    <meta:editing-cycles>1</meta:editing-cycles>
    <meta:document-statistic meta:table-count="0" meta:image-count="0" meta:object-count="0" meta:page-count="1" meta:paragraph-count="1" meta:word-count="4" meta:character-count="37" meta:non-whitespace-character-count="33"/>
    <meta:generator>LibreOffice/6.0.7.3$Linux_X86_64 LibreOffice_project/00m0$Build-3</meta:generator>
  </office:meta>
</office:document-meta>
</file>